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9" style:family="table-cell" style:parent-style-name="Default" style:data-style-name="N50">
      <style:table-cell-properties fo:background-color="#81d41a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50"/>
    <style:style style:name="ce8" style:family="table-cell" style:parent-style-name="Default" style:data-style-name="N50">
      <style:text-properties fo:color="#999999"/>
    </style:style>
    <style:style style:name="ce15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9"/>
        <table:table-column table:style-name="co1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13865.165055" calcext:value-type="float">
            <text:p>13865.165055</text:p>
          </table:table-cell>
          <table:table-cell table:style-name="Default" table:formula="of:=[.H2]/24/365" office:value-type="float" office:value="1.5827813989726" calcext:value-type="float">
            <text:p>1.5827813989726</text:p>
          </table:table-cell>
          <table:table-cell office:value-type="string" calcext:value-type="string">
            <text:p>&lt;- CPU years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05028" calcext:value-type="float">
            <text:p>49.050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5694" calcext:value-type="float">
            <text:p>47.156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8.5525" calcext:value-type="float">
            <text:p>48.55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06056" calcext:value-type="float">
            <text:p>52.060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83694" calcext:value-type="float">
            <text:p>44.836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611" calcext:value-type="float">
            <text:p>41.696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05944" calcext:value-type="float">
            <text:p>41.05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46444" calcext:value-type="float">
            <text:p>41.46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3972" calcext:value-type="float">
            <text:p>41.63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6.4725" calcext:value-type="float">
            <text:p>46.47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19111" calcext:value-type="float">
            <text:p>41.191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3944" calcext:value-type="float">
            <text:p>41.73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083" calcext:value-type="float">
            <text:p>41.720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4333" calcext:value-type="float">
            <text:p>41.343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333" calcext:value-type="float">
            <text:p>41.723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417" calcext:value-type="float">
            <text:p>37.7041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6583" calcext:value-type="float">
            <text:p>41.665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2806" calcext:value-type="float">
            <text:p>37.72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361" calcext:value-type="float">
            <text:p>37.66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7306" calcext:value-type="float">
            <text:p>37.773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2556" calcext:value-type="float">
            <text:p>37.825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389" calcext:value-type="float">
            <text:p>37.70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0417" calcext:value-type="float">
            <text:p>37.8041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75" calcext:value-type="float">
            <text:p>37.66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9556" calcext:value-type="float">
            <text:p>37.795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.22083" calcext:value-type="float">
            <text:p>55.220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103" calcext:value-type="float">
            <text:p>10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105" calcext:value-type="float">
            <text:p>10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table:style-name="Default"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12:34:56.4998110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0:23.623562868</meta:creation-date>
    <meta:generator>LibreOffice/6.4.7.2$Linux_X86_64 LibreOffice_project/40$Build-2</meta:generator>
    <dc:date>2021-12-03T12:37:59.784356694</dc:date>
    <meta:editing-duration>P5DT9H55M29S</meta:editing-duration>
    <meta:editing-cycles>193</meta:editing-cycles>
    <meta:document-statistic meta:table-count="1" meta:cell-count="3406" meta:object-count="0"/>
  </office:meta>
</office:document-meta>
</file>